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ebebe" draw:textarea-horizontal-align="justify" draw:textarea-vertical-align="middle" draw:auto-grow-height="false" fo:min-height="0.391cm" fo:min-width="0.029cm"/>
    </style:style>
    <style:style style:name="gr2" style:family="graphic" style:parent-style-name="standard">
      <style:graphic-properties draw:stroke="none" draw:fill-color="#bebebe" draw:textarea-horizontal-align="justify" draw:textarea-vertical-align="middle" draw:auto-grow-height="false" fo:min-height="0.204cm" fo:min-width="0cm"/>
    </style:style>
    <style:style style:name="gr3" style:family="graphic" style:parent-style-name="standard">
      <style:graphic-properties draw:stroke="solid" svg:stroke-width="0cm" svg:stroke-color="#000000" draw:fill-color="#ffffff" draw:textarea-horizontal-align="justify" draw:textarea-vertical-align="middle" draw:auto-grow-height="false" fo:min-height="0.073cm" fo:min-width="0cm"/>
    </style:style>
    <style:style style:name="gr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73cm" fo:min-width="0cm"/>
    </style:style>
    <style:style style:name="gr5" style:family="graphic" style:parent-style-name="standard">
      <style:graphic-properties draw:stroke="none" draw:fill-color="#bebebe" draw:textarea-horizontal-align="justify" draw:textarea-vertical-align="middle" draw:auto-grow-height="false" fo:min-height="0.393cm" fo:min-width="0.029cm"/>
    </style:style>
    <style:style style:name="gr6" style:family="graphic" style:parent-style-name="standard">
      <style:graphic-properties draw:stroke="none" draw:fill-color="#bebebe" draw:textarea-horizontal-align="justify" draw:textarea-vertical-align="middle" draw:auto-grow-height="false" fo:min-height="0.203cm" fo:min-width="0cm"/>
    </style:style>
    <style:style style:name="gr7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8" style:family="graphic" style:parent-style-name="standard">
      <style:graphic-properties draw:stroke="none" draw:fill-color="#fa0100" draw:textarea-horizontal-align="justify" draw:textarea-vertical-align="middle" draw:auto-grow-height="false" fo:min-height="0.279cm" fo:min-width="3.405cm"/>
    </style:style>
    <style:style style:name="gr9" style:family="graphic" style:parent-style-name="standard">
      <style:graphic-properties draw:stroke="none" svg:stroke-width="0cm" draw:marker-start="" draw:stroke-linejoin="round" draw:fill-color="#fa0100" draw:textarea-horizontal-align="justify" draw:textarea-vertical-align="middle" draw:auto-grow-height="false" fo:min-height="0.406cm" fo:min-width="0.156cm"/>
    </style:style>
    <style:style style:name="gr10" style:family="graphic" style:parent-style-name="standard">
      <style:graphic-properties draw:stroke="none" svg:stroke-color="#131313" draw:fill-color="#fffcff" draw:textarea-horizontal-align="justify" draw:textarea-vertical-align="middle" draw:auto-grow-height="false" fo:min-height="0cm" fo:min-width="2.417cm"/>
    </style:style>
    <style:style style:name="gr11" style:family="graphic" style:parent-style-name="standard">
      <style:graphic-properties draw:stroke="none" svg:stroke-color="#131313" draw:fill-color="#fffcff" draw:textarea-horizontal-align="justify" draw:textarea-vertical-align="middle" draw:auto-grow-height="false" fo:min-height="0.173cm" fo:min-width="0cm"/>
    </style:style>
    <style:style style:name="gr12" style:family="graphic" style:parent-style-name="standard">
      <style:graphic-properties svg:stroke-color="#131313" draw:fill-color="#fffcff" draw:textarea-horizontal-align="justify" draw:textarea-vertical-align="middle" draw:auto-grow-height="false" fo:min-height="0cm" fo:min-width="2.535cm"/>
    </style:style>
    <style:style style:name="gr13" style:family="graphic" style:parent-style-name="standard">
      <style:graphic-properties svg:stroke-color="#131313" draw:fill-color="#fffcff" draw:textarea-horizontal-align="justify" draw:textarea-vertical-align="middle" draw:auto-grow-height="false" fo:min-height="0.173cm" fo:min-width="0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c0c0c0"/>
      <style:paragraph-properties fo:text-align="center"/>
    </style:style>
    <style:style style:name="P4" style:family="paragraph">
      <loext:graphic-properties draw:fill-color="#fa0100"/>
      <style:paragraph-properties fo:text-align="center"/>
    </style:style>
    <style:style style:name="P5" style:family="paragraph">
      <loext:graphic-properties draw:fill-color="#fffc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29cm" svg:height="0.641cm" draw:transform="rotate (0.785398163397448) translate (1.083cm 3.3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0.872cm 3.5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0.785398163397448) translate (1.23cm 3.1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54cm" svg:height="0.455cm" draw:transform="rotate (0.785398163397448) translate (1.368cm 3.1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4cm" svg:height="0.455cm" draw:transform="rotate (0.785398163397448) translate (0.998cm 3.5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29cm" svg:height="0.643cm" draw:transform="rotate (0.785398163397448) translate (1.118cm 6.7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0.907cm 6.9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41cm" svg:height="0.641cm" draw:transform="rotate (0.785398163397448) translate (1.261cm 6.6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4cm" svg:height="0.455cm" draw:transform="rotate (0.785398163397448) translate (1.033cm 6.9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0.785398163397448) translate (1.119cm 6.77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0.908cm 6.9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0.785398163397448) translate (1.266cm 6.6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4cm" svg:height="0.455cm" draw:transform="rotate (0.785398163397448) translate (1.034cm 6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24cm" svg:height="10cm" svg:x="0.582cm" svg:y="1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905cm" svg:height="0.529cm" svg:x="0.005cm" svg:y="2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928cm" svg:height="0.928cm" svg:x="3.072cm" svg:y="2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2.917cm" svg:height="0.22cm" svg:x="0.152cm" svg:y="2.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97cm" svg:height="0.597cm" svg:x="3.251cm" svg:y="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928cm" svg:height="0.928cm" draw:transform="rotate (1.5707963267949) translate (0.327cm 4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035cm" svg:height="0.22cm" draw:transform="rotate (1.5707963267949) translate (0.684cm 7.387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597cm" svg:height="0.597cm" draw:transform="rotate (1.5707963267949) translate (0.5cm 4.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905cm" svg:height="0.529cm" draw:transform="rotate (1.5707963267949) translate (0.531cm 7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928cm" svg:height="0.928cm" draw:transform="rotate (1.5707963267949) translate (0.325cm 4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2.917cm" svg:height="0.22cm" draw:transform="rotate (1.5707963267949) translate (0.682cm 7.26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97cm" svg:height="0.597cm" draw:transform="rotate (1.5707963267949) translate (0.499cm 4.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1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3:09:24.659000000</meta:creation-date>
    <dc:date>2024-03-24T16:31:40.494000000</dc:date>
    <meta:editing-duration>PT1H37M21S</meta:editing-duration>
    <meta:editing-cycles>3</meta:editing-cycles>
    <meta:generator>LibreOffice/7.5.0.3$Windows_X86_64 LibreOffice_project/c21113d003cd3efa8c53188764377a8272d9d6de</meta:generator>
    <meta:document-statistic meta:object-count="25"/>
  </office:meta>
</office:document-meta>
</file>